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utfile1 x</text:p>
          </table:table-cell>
          <table:table-cell table:style-name="ce1" office:value-type="string" calcext:value-type="string">
            <text:p>outfile6 y</text:p>
          </table:table-cell>
          <table:table-cell table:style-name="ce1" office:value-type="string" calcext:value-type="string">
            <text:p>hypotenuse (m/s)</text:p>
          </table:table-cell>
          <table:table-cell table:style-name="ce1" office:value-type="string" calcext:value-type="string">
            <text:p>kts</text:p>
          </table:table-cell>
          <table:table-cell table:style-name="ce1" office:value-type="string" calcext:value-type="string">
            <text:p>tan(theta)</text:p>
          </table:table-cell>
          <table:table-cell table:style-name="ce1" office:value-type="string" calcext:value-type="string">
            <text:p>degrees ATAN2</text:p>
          </table:table-cell>
          <table:table-cell table:style-name="ce1" office:value-type="string" calcext:value-type="string">
            <text:p>degrees ATAN</text:p>
          </table:table-cell>
          <table:table-cell office:value-type="string" calcext:value-type="string">
            <text:p>ATAN2 + 180</text:p>
          </table:table-cell>
        </table:table-row>
        <table:table-row table:style-name="ro1">
          <table:table-cell office:value-type="float" office:value="0.670002" calcext:value-type="float">
            <text:p>0.670002</text:p>
          </table:table-cell>
          <table:table-cell office:value-type="float" office:value="-1.17" calcext:value-type="float">
            <text:p>-1.17</text:p>
          </table:table-cell>
          <table:table-cell table:formula="of:=SQRT(([.A2]*[.A2])+([.B2]*[.B2]))" office:value-type="float" office:value="1.34825912939761" calcext:value-type="float">
            <text:p>1.3482591294</text:p>
          </table:table-cell>
          <table:table-cell table:formula="of:=[.C2]*1.943844" office:value-type="float" office:value="2.62080541912477" calcext:value-type="float">
            <text:p>2.6208054191</text:p>
          </table:table-cell>
          <table:table-cell table:formula="of:=[.B2]/[.A2]" office:value-type="float" office:value="-1.74626344398972" calcext:value-type="float">
            <text:p>-1.746263444</text:p>
          </table:table-cell>
          <table:table-cell table:formula="of:=DEGREES(ATAN2([.B2];[.A2]))" office:value-type="float" office:value="150.202334954074" calcext:value-type="float">
            <text:p>150.2023349541</text:p>
          </table:table-cell>
          <table:table-cell table:formula="of:=DEGREES(ATAN([.E2]))" office:value-type="float" office:value="-60.2023349540737" calcext:value-type="float">
            <text:p>-60.2023349541</text:p>
          </table:table-cell>
          <table:table-cell table:formula="of:=MROUND(([.F2]+180);3)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.800002" calcext:value-type="float">
            <text:p>0.800002</text:p>
          </table:table-cell>
          <table:table-cell office:value-type="float" office:value="-0.95" calcext:value-type="float">
            <text:p>-0.95</text:p>
          </table:table-cell>
          <table:table-cell table:formula="of:=SQRT(([.A3]*[.A3])+([.B3]*[.B3]))" office:value-type="float" office:value="1.24197552310986" calcext:value-type="float">
            <text:p>1.2419755231</text:p>
          </table:table-cell>
          <table:table-cell table:formula="of:=[.C3]*1.943844" office:value-type="float" office:value="2.41420666874395" calcext:value-type="float">
            <text:p>2.4142066687</text:p>
          </table:table-cell>
          <table:table-cell table:formula="of:=[.B3]/[.A3]" office:value-type="float" office:value="-1.18749703125742" calcext:value-type="float">
            <text:p>-1.1874970313</text:p>
          </table:table-cell>
          <table:table-cell table:formula="of:=DEGREES(ATAN2([.B3];[.A3]))" office:value-type="float" office:value="139.899021878833" calcext:value-type="float">
            <text:p>139.8990218788</text:p>
          </table:table-cell>
          <table:table-cell table:formula="of:=DEGREES(ATAN([.E3]))" office:value-type="float" office:value="-49.8990218788327" calcext:value-type="float">
            <text:p>-49.8990218788</text:p>
          </table:table-cell>
          <table:table-cell table:formula="of:=MROUND(([.F3]+180);3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-0.179998" calcext:value-type="float">
            <text:p>-0.179998</text:p>
          </table:table-cell>
          <table:table-cell office:value-type="float" office:value="-1.29" calcext:value-type="float">
            <text:p>-1.29</text:p>
          </table:table-cell>
          <table:table-cell table:formula="of:=SQRT(([.A4]*[.A4])+([.B4]*[.B4]))" office:value-type="float" office:value="1.30249732437499" calcext:value-type="float">
            <text:p>1.3024973244</text:p>
          </table:table-cell>
          <table:table-cell table:formula="of:=[.C4]*1.943844" office:value-type="float" office:value="2.53185160900237" calcext:value-type="float">
            <text:p>2.531851609</text:p>
          </table:table-cell>
          <table:table-cell table:formula="of:=[.B4]/[.A4]" office:value-type="float" office:value="7.16674629718108" calcext:value-type="float">
            <text:p>7.1667462972</text:p>
          </table:table-cell>
          <table:table-cell table:formula="of:=DEGREES(ATAN2([.B4];[.A4]))" office:value-type="float" office:value="-172.056615323593" calcext:value-type="float">
            <text:p>-172.0566153236</text:p>
          </table:table-cell>
          <table:table-cell table:formula="of:=DEGREES(ATAN([.E4]))" office:value-type="float" office:value="82.0566153235932" calcext:value-type="float">
            <text:p>82.0566153236</text:p>
          </table:table-cell>
          <table:table-cell table:formula="of:=MROUND(([.F4]+180);3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-1.92" calcext:value-type="float">
            <text:p>-1.92</text:p>
          </table:table-cell>
          <table:table-cell table:formula="of:=SQRT(([.A5]*[.A5])+([.B5]*[.B5]))" office:value-type="float" office:value="2.69416035157524" calcext:value-type="float">
            <text:p>2.6941603516</text:p>
          </table:table-cell>
          <table:table-cell table:formula="of:=[.C5]*1.943844" office:value-type="float" office:value="5.23702743444741" calcext:value-type="float">
            <text:p>5.2370274344</text:p>
          </table:table-cell>
          <table:table-cell table:formula="of:=[.B5]/[.A5]" office:value-type="float" office:value="-1.01587301587302" calcext:value-type="float">
            <text:p>-1.0158730159</text:p>
          </table:table-cell>
          <table:table-cell table:formula="of:=DEGREES(ATAN2([.B5];[.A5]))" office:value-type="float" office:value="135.451138546787" calcext:value-type="float">
            <text:p>135.4511385468</text:p>
          </table:table-cell>
          <table:table-cell table:formula="of:=DEGREES(ATAN([.E5]))" office:value-type="float" office:value="-45.4511385467873" calcext:value-type="float">
            <text:p>-45.4511385468</text:p>
          </table:table-cell>
          <table:table-cell table:formula="of:=MROUND(([.F5]+180);3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-1.92" calcext:value-type="float">
            <text:p>-1.92</text:p>
          </table:table-cell>
          <table:table-cell table:formula="of:=SQRT(([.A6]*[.A6])+([.B6]*[.B6]))" office:value-type="float" office:value="2.5911387458027" calcext:value-type="float">
            <text:p>2.5911387458</text:p>
          </table:table-cell>
          <table:table-cell table:formula="of:=[.C6]*1.943844" office:value-type="float" office:value="5.03676950419611" calcext:value-type="float">
            <text:p>5.0367695042</text:p>
          </table:table-cell>
          <table:table-cell table:formula="of:=[.B6]/[.A6]" office:value-type="float" office:value="-1.10344827586207" calcext:value-type="float">
            <text:p>-1.1034482759</text:p>
          </table:table-cell>
          <table:table-cell table:formula="of:=DEGREES(ATAN2([.B6];[.A6]))" office:value-type="float" office:value="137.815556684211" calcext:value-type="float">
            <text:p>137.8155566842</text:p>
          </table:table-cell>
          <table:table-cell table:formula="of:=DEGREES(ATAN([.E6]))" office:value-type="float" office:value="-47.8155566842112" calcext:value-type="float">
            <text:p>-47.8155566842</text:p>
          </table:table-cell>
          <table:table-cell table:formula="of:=MROUND(([.F6]+180);3)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-5.91" calcext:value-type="float">
            <text:p>-5.91</text:p>
          </table:table-cell>
          <table:table-cell table:formula="of:=SQRT(([.A7]*[.A7])+([.B7]*[.B7]))" office:value-type="float" office:value="6.25544562761119" calcext:value-type="float">
            <text:p>6.2554456276</text:p>
          </table:table-cell>
          <table:table-cell table:formula="of:=[.C7]*1.943844" office:value-type="float" office:value="12.1596104505583" calcext:value-type="float">
            <text:p>12.1596104506</text:p>
          </table:table-cell>
          <table:table-cell table:formula="of:=[.B7]/[.A7]" office:value-type="float" office:value="-2.88292682926829" calcext:value-type="float">
            <text:p>-2.8829268293</text:p>
          </table:table-cell>
          <table:table-cell table:formula="of:=DEGREES(ATAN2([.B7];[.A7]))" office:value-type="float" office:value="160.869888774087" calcext:value-type="float">
            <text:p>160.8698887741</text:p>
          </table:table-cell>
          <table:table-cell table:formula="of:=DEGREES(ATAN([.E7]))" office:value-type="float" office:value="-70.8698887740872" calcext:value-type="float">
            <text:p>-70.8698887741</text:p>
          </table:table-cell>
          <table:table-cell table:formula="of:=MROUND(([.F7]+180);3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-1.68" calcext:value-type="float">
            <text:p>-1.68</text:p>
          </table:table-cell>
          <table:table-cell table:formula="of:=SQRT(([.A8]*[.A8])+([.B8]*[.B8]))" office:value-type="float" office:value="4.16395244929622" calcext:value-type="float">
            <text:p>4.1639524493</text:p>
          </table:table-cell>
          <table:table-cell table:formula="of:=[.C8]*1.943844" office:value-type="float" office:value="8.09407398484976" calcext:value-type="float">
            <text:p>8.0940739848</text:p>
          </table:table-cell>
          <table:table-cell table:formula="of:=[.B8]/[.A8]" office:value-type="float" office:value="-0.440944881889764" calcext:value-type="float">
            <text:p>-0.4409448819</text:p>
          </table:table-cell>
          <table:table-cell table:formula="of:=DEGREES(ATAN2([.B8];[.A8]))" office:value-type="float" office:value="113.794835379878" calcext:value-type="float">
            <text:p>113.7948353799</text:p>
          </table:table-cell>
          <table:table-cell table:formula="of:=DEGREES(ATAN([.E8]))" office:value-type="float" office:value="-23.7948353798778" calcext:value-type="float">
            <text:p>-23.7948353799</text:p>
          </table:table-cell>
          <table:table-cell table:formula="of:=MROUND(([.F8]+180);3)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0.470002" calcext:value-type="float">
            <text:p>0.470002</text:p>
          </table:table-cell>
          <table:table-cell office:value-type="float" office:value="-2.24" calcext:value-type="float">
            <text:p>-2.24</text:p>
          </table:table-cell>
          <table:table-cell table:formula="of:=SQRT(([.A9]*[.A9])+([.B9]*[.B9]))" office:value-type="float" office:value="2.2887773766804" calcext:value-type="float">
            <text:p>2.2887773767</text:p>
          </table:table-cell>
          <table:table-cell table:formula="of:=[.C9]*1.943844" office:value-type="float" office:value="4.44902617099593" calcext:value-type="float">
            <text:p>4.449026171</text:p>
          </table:table-cell>
          <table:table-cell table:formula="of:=[.B9]/[.A9]" office:value-type="float" office:value="-4.76593716622483" calcext:value-type="float">
            <text:p>-4.7659371662</text:p>
          </table:table-cell>
          <table:table-cell table:formula="of:=DEGREES(ATAN2([.B9];[.A9]))" office:value-type="float" office:value="168.149971473797" calcext:value-type="float">
            <text:p>168.1499714738</text:p>
          </table:table-cell>
          <table:table-cell table:formula="of:=DEGREES(ATAN([.E9]))" office:value-type="float" office:value="-78.1499714737973" calcext:value-type="float">
            <text:p>-78.1499714738</text:p>
          </table:table-cell>
          <table:table-cell table:formula="of:=MROUND(([.F9]+180);3)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-1.46" calcext:value-type="float">
            <text:p>-1.46</text:p>
          </table:table-cell>
          <table:table-cell table:formula="of:=SQRT(([.A10]*[.A10])+([.B10]*[.B10]))" office:value-type="float" office:value="3.61769263481573" calcext:value-type="float">
            <text:p>3.6176926348</text:p>
          </table:table-cell>
          <table:table-cell table:formula="of:=[.C10]*1.943844" office:value-type="float" office:value="7.03223012203075" calcext:value-type="float">
            <text:p>7.032230122</text:p>
          </table:table-cell>
          <table:table-cell table:formula="of:=[.B10]/[.A10]" office:value-type="float" office:value="-0.441087613293051" calcext:value-type="float">
            <text:p>-0.4410876133</text:p>
          </table:table-cell>
          <table:table-cell table:formula="of:=DEGREES(ATAN2([.B10];[.A10]))" office:value-type="float" office:value="113.801681708029" calcext:value-type="float">
            <text:p>113.801681708</text:p>
          </table:table-cell>
          <table:table-cell table:formula="of:=DEGREES(ATAN([.E10]))" office:value-type="float" office:value="-23.8016817080287" calcext:value-type="float">
            <text:p>-23.801681708</text:p>
          </table:table-cell>
          <table:table-cell table:formula="of:=MROUND(([.F10]+180);3)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-0.4" calcext:value-type="float">
            <text:p>-0.4</text:p>
          </table:table-cell>
          <table:table-cell table:formula="of:=SQRT(([.A11]*[.A11])+([.B11]*[.B11]))" office:value-type="float" office:value="2.22622999710273" calcext:value-type="float">
            <text:p>2.2262299971</text:p>
          </table:table-cell>
          <table:table-cell table:formula="of:=[.C11]*1.943844" office:value-type="float" office:value="4.32744382248815" calcext:value-type="float">
            <text:p>4.3274438225</text:p>
          </table:table-cell>
          <table:table-cell table:formula="of:=[.B11]/[.A11]" office:value-type="float" office:value="-0.182648401826484" calcext:value-type="float">
            <text:p>-0.1826484018</text:p>
          </table:table-cell>
          <table:table-cell table:formula="of:=DEGREES(ATAN2([.B11];[.A11]))" office:value-type="float" office:value="100.350885654931" calcext:value-type="float">
            <text:p>100.3508856549</text:p>
          </table:table-cell>
          <table:table-cell table:formula="of:=DEGREES(ATAN([.E11]))" office:value-type="float" office:value="-10.3508856549305" calcext:value-type="float">
            <text:p>-10.3508856549</text:p>
          </table:table-cell>
          <table:table-cell table:formula="of:=MROUND(([.F11]+180);3)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-2.95" calcext:value-type="float">
            <text:p>-2.95</text:p>
          </table:table-cell>
          <table:table-cell table:formula="of:=SQRT(([.A12]*[.A12])+([.B12]*[.B12]))" office:value-type="float" office:value="4.33761455180149" calcext:value-type="float">
            <text:p>4.3376145518</text:p>
          </table:table-cell>
          <table:table-cell table:formula="of:=[.C12]*1.943844" office:value-type="float" office:value="8.43164602083201" calcext:value-type="float">
            <text:p>8.4316460208</text:p>
          </table:table-cell>
          <table:table-cell table:formula="of:=[.B12]/[.A12]" office:value-type="float" office:value="-0.927672955974843" calcext:value-type="float">
            <text:p>-0.927672956</text:p>
          </table:table-cell>
          <table:table-cell table:formula="of:=DEGREES(ATAN2([.B12];[.A12]))" office:value-type="float" office:value="132.851247865405" calcext:value-type="float">
            <text:p>132.8512478654</text:p>
          </table:table-cell>
          <table:table-cell table:formula="of:=DEGREES(ATAN([.E12]))" office:value-type="float" office:value="-42.8512478654052" calcext:value-type="float">
            <text:p>-42.8512478654</text:p>
          </table:table-cell>
          <table:table-cell table:formula="of:=MROUND(([.F12]+180);3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-1.52" calcext:value-type="float">
            <text:p>-1.52</text:p>
          </table:table-cell>
          <table:table-cell table:formula="of:=SQRT(([.A13]*[.A13])+([.B13]*[.B13]))" office:value-type="float" office:value="2.25816297020388" calcext:value-type="float">
            <text:p>2.2581629702</text:p>
          </table:table-cell>
          <table:table-cell table:formula="of:=[.C13]*1.943844" office:value-type="float" office:value="4.38951654065299" calcext:value-type="float">
            <text:p>4.3895165407</text:p>
          </table:table-cell>
          <table:table-cell table:formula="of:=[.B13]/[.A13]" office:value-type="float" office:value="-0.910179640718563" calcext:value-type="float">
            <text:p>-0.9101796407</text:p>
          </table:table-cell>
          <table:table-cell table:formula="of:=DEGREES(ATAN2([.B13];[.A13]))" office:value-type="float" office:value="132.307824110493" calcext:value-type="float">
            <text:p>132.3078241105</text:p>
          </table:table-cell>
          <table:table-cell table:formula="of:=DEGREES(ATAN([.E13]))" office:value-type="float" office:value="-42.307824110493" calcext:value-type="float">
            <text:p>-42.3078241105</text:p>
          </table:table-cell>
          <table:table-cell table:formula="of:=MROUND(([.F13]+180);3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7" calcext:value-type="float">
            <text:p>0.07</text:p>
          </table:table-cell>
          <table:table-cell table:formula="of:=SQRT(([.A14]*[.A14])+([.B14]*[.B14]))" office:value-type="float" office:value="1.70144056610861" calcext:value-type="float">
            <text:p>1.7014405661</text:p>
          </table:table-cell>
          <table:table-cell table:formula="of:=[.C14]*1.943844" office:value-type="float" office:value="3.30733503578683" calcext:value-type="float">
            <text:p>3.3073350358</text:p>
          </table:table-cell>
          <table:table-cell table:formula="of:=[.B14]/[.A14]" office:value-type="float" office:value="0.0411764705882353" calcext:value-type="float">
            <text:p>0.0411764706</text:p>
          </table:table-cell>
          <table:table-cell table:formula="of:=DEGREES(ATAN2([.B14];[.A14]))" office:value-type="float" office:value="87.6420940292831" calcext:value-type="float">
            <text:p>87.6420940293</text:p>
          </table:table-cell>
          <table:table-cell table:formula="of:=DEGREES(ATAN([.E14]))" office:value-type="float" office:value="2.3579059707169" calcext:value-type="float">
            <text:p>2.3579059707</text:p>
          </table:table-cell>
          <table:table-cell table:formula="of:=MROUND(([.F14]+180);3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-2.78" calcext:value-type="float">
            <text:p>-2.78</text:p>
          </table:table-cell>
          <table:table-cell table:formula="of:=SQRT(([.A15]*[.A15])+([.B15]*[.B15]))" office:value-type="float" office:value="4.74067505741535" calcext:value-type="float">
            <text:p>4.7406750574</text:p>
          </table:table-cell>
          <table:table-cell table:formula="of:=[.C15]*1.943844" office:value-type="float" office:value="9.21513276630648" calcext:value-type="float">
            <text:p>9.2151327663</text:p>
          </table:table-cell>
          <table:table-cell table:formula="of:=[.B15]/[.A15]" office:value-type="float" office:value="-0.723958333333333" calcext:value-type="float">
            <text:p>-0.7239583333</text:p>
          </table:table-cell>
          <table:table-cell table:formula="of:=DEGREES(ATAN2([.B15];[.A15]))" office:value-type="float" office:value="125.9029720742" calcext:value-type="float">
            <text:p>125.9029720742</text:p>
          </table:table-cell>
          <table:table-cell table:formula="of:=DEGREES(ATAN([.E15]))" office:value-type="float" office:value="-35.9029720741997" calcext:value-type="float">
            <text:p>-35.9029720742</text:p>
          </table:table-cell>
          <table:table-cell table:formula="of:=MROUND(([.F15]+180);3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-0.88" calcext:value-type="float">
            <text:p>-0.88</text:p>
          </table:table-cell>
          <table:table-cell table:formula="of:=SQRT(([.A16]*[.A16])+([.B16]*[.B16]))" office:value-type="float" office:value="2.07576491925266" calcext:value-type="float">
            <text:p>2.0757649193</text:p>
          </table:table-cell>
          <table:table-cell table:formula="of:=[.C16]*1.943844" office:value-type="float" office:value="4.03496318369977" calcext:value-type="float">
            <text:p>4.0349631837</text:p>
          </table:table-cell>
          <table:table-cell table:formula="of:=[.B16]/[.A16]" office:value-type="float" office:value="-0.468085106382979" calcext:value-type="float">
            <text:p>-0.4680851064</text:p>
          </table:table-cell>
          <table:table-cell table:formula="of:=DEGREES(ATAN2([.B16];[.A16]))" office:value-type="float" office:value="115.083594006191" calcext:value-type="float">
            <text:p>115.0835940062</text:p>
          </table:table-cell>
          <table:table-cell table:formula="of:=DEGREES(ATAN([.E16]))" office:value-type="float" office:value="-25.0835940061909" calcext:value-type="float">
            <text:p>-25.0835940062</text:p>
          </table:table-cell>
          <table:table-cell table:formula="of:=MROUND(([.F16]+180);3)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-3.81" calcext:value-type="float">
            <text:p>-3.81</text:p>
          </table:table-cell>
          <table:table-cell table:formula="of:=SQRT(([.A17]*[.A17])+([.B17]*[.B17]))" office:value-type="float" office:value="4.48698116777862" calcext:value-type="float">
            <text:p>4.4869811678</text:p>
          </table:table-cell>
          <table:table-cell table:formula="of:=[.C17]*1.943844" office:value-type="float" office:value="8.72199142109947" calcext:value-type="float">
            <text:p>8.7219914211</text:p>
          </table:table-cell>
          <table:table-cell table:formula="of:=[.B17]/[.A17]" office:value-type="float" office:value="-1.60759493670886" calcext:value-type="float">
            <text:p>-1.6075949367</text:p>
          </table:table-cell>
          <table:table-cell table:formula="of:=DEGREES(ATAN2([.B17];[.A17]))" office:value-type="float" office:value="148.116436125391" calcext:value-type="float">
            <text:p>148.1164361254</text:p>
          </table:table-cell>
          <table:table-cell table:formula="of:=DEGREES(ATAN([.E17]))" office:value-type="float" office:value="-58.1164361253915" calcext:value-type="float">
            <text:p>-58.1164361254</text:p>
          </table:table-cell>
          <table:table-cell table:formula="of:=MROUND(([.F17]+180);3)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-0.279998" calcext:value-type="float">
            <text:p>-0.279998</text:p>
          </table:table-cell>
          <table:table-cell office:value-type="float" office:value="-7.96" calcext:value-type="float">
            <text:p>-7.96</text:p>
          </table:table-cell>
          <table:table-cell table:formula="of:=SQRT(([.A18]*[.A18])+([.B18]*[.B18]))" office:value-type="float" office:value="7.96492303038793" calcext:value-type="float">
            <text:p>7.9649230304</text:p>
          </table:table-cell>
          <table:table-cell table:formula="of:=[.C18]*1.943844" office:value-type="float" office:value="15.4825678430814" calcext:value-type="float">
            <text:p>15.4825678431</text:p>
          </table:table-cell>
          <table:table-cell table:formula="of:=[.B18]/[.A18]" office:value-type="float" office:value="28.4287744912464" calcext:value-type="float">
            <text:p>28.4287744912</text:p>
          </table:table-cell>
          <table:table-cell table:formula="of:=DEGREES(ATAN2([.B18];[.A18]))" office:value-type="float" office:value="-177.985415590263" calcext:value-type="float">
            <text:p>-177.9854155903</text:p>
          </table:table-cell>
          <table:table-cell table:formula="of:=DEGREES(ATAN([.E18]))" office:value-type="float" office:value="87.9854155902634" calcext:value-type="float">
            <text:p>87.9854155903</text:p>
          </table:table-cell>
          <table:table-cell table:formula="of:=MROUND(([.F18]+180);3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2.52" calcext:value-type="float">
            <text:p>-2.52</text:p>
          </table:table-cell>
          <table:table-cell table:formula="of:=SQRT(([.A19]*[.A19])+([.B19]*[.B19]))" office:value-type="float" office:value="4.31281810420982" calcext:value-type="float">
            <text:p>4.3128181042</text:p>
          </table:table-cell>
          <table:table-cell table:formula="of:=[.C19]*1.943844" office:value-type="float" office:value="8.38344559495964" calcext:value-type="float">
            <text:p>8.383445595</text:p>
          </table:table-cell>
          <table:table-cell table:formula="of:=[.B19]/[.A19]" office:value-type="float" office:value="0.72" calcext:value-type="float">
            <text:p>0.72</text:p>
          </table:table-cell>
          <table:table-cell table:formula="of:=DEGREES(ATAN2([.B19];[.A19]))" office:value-type="float" office:value="-125.753887254437" calcext:value-type="float">
            <text:p>-125.7538872544</text:p>
          </table:table-cell>
          <table:table-cell table:formula="of:=DEGREES(ATAN([.E19]))" office:value-type="float" office:value="35.7538872544368" calcext:value-type="float">
            <text:p>35.7538872544</text:p>
          </table:table-cell>
          <table:table-cell table:formula="of:=MROUND(([.F19]+180);3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760002" calcext:value-type="float">
            <text:p>0.760002</text:p>
          </table:table-cell>
          <table:table-cell office:value-type="float" office:value="0.09" calcext:value-type="float">
            <text:p>0.09</text:p>
          </table:table-cell>
          <table:table-cell table:formula="of:=SQRT(([.A20]*[.A20])+([.B20]*[.B20]))" office:value-type="float" office:value="0.765312380668182" calcext:value-type="float">
            <text:p>0.7653123807</text:p>
          </table:table-cell>
          <table:table-cell table:formula="of:=[.C20]*1.943844" office:value-type="float" office:value="1.48764787928756" calcext:value-type="float">
            <text:p>1.4876478793</text:p>
          </table:table-cell>
          <table:table-cell table:formula="of:=[.B20]/[.A20]" office:value-type="float" office:value="0.11842074099805" calcext:value-type="float">
            <text:p>0.118420741</text:p>
          </table:table-cell>
          <table:table-cell table:formula="of:=DEGREES(ATAN2([.B20];[.A20]))" office:value-type="float" office:value="83.2464435728241" calcext:value-type="float">
            <text:p>83.2464435728</text:p>
          </table:table-cell>
          <table:table-cell table:formula="of:=DEGREES(ATAN([.E20]))" office:value-type="float" office:value="6.75355642717595" calcext:value-type="float">
            <text:p>6.7535564272</text:p>
          </table:table-cell>
          <table:table-cell table:formula="of:=MROUND(([.F20]+180);3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-1.6" calcext:value-type="float">
            <text:p>-1.6</text:p>
          </table:table-cell>
          <table:table-cell table:formula="of:=SQRT(([.A21]*[.A21])+([.B21]*[.B21]))" office:value-type="float" office:value="3.14707800983706" calcext:value-type="float">
            <text:p>3.1470780098</text:p>
          </table:table-cell>
          <table:table-cell table:formula="of:=[.C21]*1.943844" office:value-type="float" office:value="6.11742870695371" calcext:value-type="float">
            <text:p>6.117428707</text:p>
          </table:table-cell>
          <table:table-cell table:formula="of:=[.B21]/[.A21]" office:value-type="float" office:value="-0.590405904059041" calcext:value-type="float">
            <text:p>-0.5904059041</text:p>
          </table:table-cell>
          <table:table-cell table:formula="of:=DEGREES(ATAN2([.B21];[.A21]))" office:value-type="float" office:value="120.557853168116" calcext:value-type="float">
            <text:p>120.5578531681</text:p>
          </table:table-cell>
          <table:table-cell table:formula="of:=DEGREES(ATAN([.E21]))" office:value-type="float" office:value="-30.5578531681162" calcext:value-type="float">
            <text:p>-30.5578531681</text:p>
          </table:table-cell>
          <table:table-cell table:formula="of:=MROUND(([.F21]+180);3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-4.79" calcext:value-type="float">
            <text:p>-4.79</text:p>
          </table:table-cell>
          <table:table-cell table:formula="of:=SQRT(([.A22]*[.A22])+([.B22]*[.B22]))" office:value-type="float" office:value="5.44538336575121" calcext:value-type="float">
            <text:p>5.4453833658</text:p>
          </table:table-cell>
          <table:table-cell table:formula="of:=[.C22]*1.943844" office:value-type="float" office:value="10.5849757832153" calcext:value-type="float">
            <text:p>10.5849757832</text:p>
          </table:table-cell>
          <table:table-cell table:formula="of:=[.B22]/[.A22]" office:value-type="float" office:value="-1.84942084942085" calcext:value-type="float">
            <text:p>-1.8494208494</text:p>
          </table:table-cell>
          <table:table-cell table:formula="of:=DEGREES(ATAN2([.B22];[.A22]))" office:value-type="float" office:value="151.599475564533" calcext:value-type="float">
            <text:p>151.5994755645</text:p>
          </table:table-cell>
          <table:table-cell table:formula="of:=DEGREES(ATAN([.E22]))" office:value-type="float" office:value="-61.5994755645334" calcext:value-type="float">
            <text:p>-61.5994755645</text:p>
          </table:table-cell>
          <table:table-cell table:formula="of:=MROUND(([.F22]+180);3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-2.26" calcext:value-type="float">
            <text:p>-2.26</text:p>
          </table:table-cell>
          <table:table-cell table:formula="of:=SQRT(([.A23]*[.A23])+([.B23]*[.B23]))" office:value-type="float" office:value="2.89546196659531" calcext:value-type="float">
            <text:p>2.8954619666</text:p>
          </table:table-cell>
          <table:table-cell table:formula="of:=[.C23]*1.943844" office:value-type="float" office:value="5.6283263709945" calcext:value-type="float">
            <text:p>5.628326371</text:p>
          </table:table-cell>
          <table:table-cell table:formula="of:=[.B23]/[.A23]" office:value-type="float" office:value="-1.24861878453039" calcext:value-type="float">
            <text:p>-1.2486187845</text:p>
          </table:table-cell>
          <table:table-cell table:formula="of:=DEGREES(ATAN2([.B23];[.A23]))" office:value-type="float" office:value="141.309287876462" calcext:value-type="float">
            <text:p>141.3092878765</text:p>
          </table:table-cell>
          <table:table-cell table:formula="of:=DEGREES(ATAN([.E23]))" office:value-type="float" office:value="-51.3092878764618" calcext:value-type="float">
            <text:p>-51.3092878765</text:p>
          </table:table-cell>
          <table:table-cell table:formula="of:=MROUND(([.F23]+180);3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-3.26" calcext:value-type="float">
            <text:p>-3.26</text:p>
          </table:table-cell>
          <table:table-cell table:formula="of:=SQRT(([.A24]*[.A24])+([.B24]*[.B24]))" office:value-type="float" office:value="4.65295604965274" calcext:value-type="float">
            <text:p>4.6529560497</text:p>
          </table:table-cell>
          <table:table-cell table:formula="of:=[.C24]*1.943844" office:value-type="float" office:value="9.04462069938117" calcext:value-type="float">
            <text:p>9.0446206994</text:p>
          </table:table-cell>
          <table:table-cell table:formula="of:=[.B24]/[.A24]" office:value-type="float" office:value="-0.981927710843373" calcext:value-type="float">
            <text:p>-0.9819277108</text:p>
          </table:table-cell>
          <table:table-cell table:formula="of:=DEGREES(ATAN2([.B24];[.A24]))" office:value-type="float" office:value="134.477560563041" calcext:value-type="float">
            <text:p>134.477560563</text:p>
          </table:table-cell>
          <table:table-cell table:formula="of:=DEGREES(ATAN([.E24]))" office:value-type="float" office:value="-44.4775605630413" calcext:value-type="float">
            <text:p>-44.477560563</text:p>
          </table:table-cell>
          <table:table-cell table:formula="of:=MROUND(([.F24]+180);3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-0.589998" calcext:value-type="float">
            <text:p>-0.589998</text:p>
          </table:table-cell>
          <table:table-cell office:value-type="float" office:value="-1.43" calcext:value-type="float">
            <text:p>-1.43</text:p>
          </table:table-cell>
          <table:table-cell table:formula="of:=SQRT(([.A25]*[.A25])+([.B25]*[.B25]))" office:value-type="float" office:value="1.54693168562933" calcext:value-type="float">
            <text:p>1.5469316856</text:p>
          </table:table-cell>
          <table:table-cell table:formula="of:=[.C25]*1.943844" office:value-type="float" office:value="3.00699387552046" calcext:value-type="float">
            <text:p>3.0069938755</text:p>
          </table:table-cell>
          <table:table-cell table:formula="of:=[.B25]/[.A25]" office:value-type="float" office:value="2.42373702961705" calcext:value-type="float">
            <text:p>2.4237370296</text:p>
          </table:table-cell>
          <table:table-cell table:formula="of:=DEGREES(ATAN2([.B25];[.A25]))" office:value-type="float" office:value="-157.579641041256" calcext:value-type="float">
            <text:p>-157.5796410413</text:p>
          </table:table-cell>
          <table:table-cell table:formula="of:=DEGREES(ATAN([.E25]))" office:value-type="float" office:value="67.5796410412558" calcext:value-type="float">
            <text:p>67.5796410413</text:p>
          </table:table-cell>
          <table:table-cell table:formula="of:=MROUND(([.F25]+180);3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519998" calcext:value-type="float">
            <text:p>-0.519998</text:p>
          </table:table-cell>
          <table:table-cell office:value-type="float" office:value="1.02" calcext:value-type="float">
            <text:p>1.02</text:p>
          </table:table-cell>
          <table:table-cell table:formula="of:=SQRT(([.A26]*[.A26])+([.B26]*[.B26]))" office:value-type="float" office:value="1.14490083413543" calcext:value-type="float">
            <text:p>1.1449008341</text:p>
          </table:table-cell>
          <table:table-cell table:formula="of:=[.C26]*1.943844" office:value-type="float" office:value="2.22550861702915" calcext:value-type="float">
            <text:p>2.225508617</text:p>
          </table:table-cell>
          <table:table-cell table:formula="of:=[.B26]/[.A26]" office:value-type="float" office:value="-1.96154600594618" calcext:value-type="float">
            <text:p>-1.9615460059</text:p>
          </table:table-cell>
          <table:table-cell table:formula="of:=DEGREES(ATAN2([.B26];[.A26]))" office:value-type="float" office:value="-27.0125761783605" calcext:value-type="float">
            <text:p>-27.0125761784</text:p>
          </table:table-cell>
          <table:table-cell table:formula="of:=DEGREES(ATAN([.E26]))" office:value-type="float" office:value="-62.9874238216395" calcext:value-type="float">
            <text:p>-62.9874238216</text:p>
          </table:table-cell>
          <table:table-cell table:formula="of:=MROUND(([.F26]+180);3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-1.28" calcext:value-type="float">
            <text:p>-1.28</text:p>
          </table:table-cell>
          <table:table-cell table:formula="of:=SQRT(([.A27]*[.A27])+([.B27]*[.B27]))" office:value-type="float" office:value="1.76139149538085" calcext:value-type="float">
            <text:p>1.7613914954</text:p>
          </table:table-cell>
          <table:table-cell table:formula="of:=[.C27]*1.943844" office:value-type="float" office:value="3.4238702899471" calcext:value-type="float">
            <text:p>3.4238702899</text:p>
          </table:table-cell>
          <table:table-cell table:formula="of:=[.B27]/[.A27]" office:value-type="float" office:value="-1.05785123966942" calcext:value-type="float">
            <text:p>-1.0578512397</text:p>
          </table:table-cell>
          <table:table-cell table:formula="of:=DEGREES(ATAN2([.B27];[.A27]))" office:value-type="float" office:value="136.610300602499" calcext:value-type="float">
            <text:p>136.6103006025</text:p>
          </table:table-cell>
          <table:table-cell table:formula="of:=DEGREES(ATAN([.E27]))" office:value-type="float" office:value="-46.610300602499" calcext:value-type="float">
            <text:p>-46.6103006025</text:p>
          </table:table-cell>
          <table:table-cell table:formula="of:=MROUND(([.F27]+180);3)" office:value-type="float" office:value="318" calcext:value-type="float">
            <text:p>318</text:p>
          </table:table-cell>
        </table:table-row>
        <table:table-row table:style-name="ro1">
          <table:table-cell table:style-name="ce2" office:value-type="float" office:value="3.26" calcext:value-type="float">
            <text:p>3.26</text:p>
          </table:table-cell>
          <table:table-cell office:value-type="float" office:value="-0.2" calcext:value-type="float">
            <text:p>-0.2</text:p>
          </table:table-cell>
          <table:table-cell table:formula="of:=SQRT(([.A28]*[.A28])+([.B28]*[.B28]))" office:value-type="float" office:value="3.26612920748705" calcext:value-type="float">
            <text:p>3.2661292075</text:p>
          </table:table-cell>
          <table:table-cell table:formula="of:=[.C28]*1.943844" office:value-type="float" office:value="6.34884566319846" calcext:value-type="float">
            <text:p>6.3488456632</text:p>
          </table:table-cell>
          <table:table-cell table:formula="of:=[.B28]/[.A28]" office:value-type="float" office:value="-0.0613496932515337" calcext:value-type="float">
            <text:p>-0.0613496933</text:p>
          </table:table-cell>
          <table:table-cell table:formula="of:=DEGREES(ATAN2([.B28];[.A28]))" office:value-type="float" office:value="93.5106784302673" calcext:value-type="float">
            <text:p>93.5106784303</text:p>
          </table:table-cell>
          <table:table-cell table:formula="of:=DEGREES(ATAN([.E28]))" office:value-type="float" office:value="-3.5106784302673" calcext:value-type="float">
            <text:p>-3.5106784303</text:p>
          </table:table-cell>
          <table:table-cell table:formula="of:=MROUND(([.F28]+180);3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-1.24" calcext:value-type="float">
            <text:p>-1.24</text:p>
          </table:table-cell>
          <table:table-cell table:formula="of:=SQRT(([.A29]*[.A29])+([.B29]*[.B29]))" office:value-type="float" office:value="3.13560201556256" calcext:value-type="float">
            <text:p>3.1356020156</text:p>
          </table:table-cell>
          <table:table-cell table:formula="of:=[.C29]*1.943844" office:value-type="float" office:value="6.09512116433919" calcext:value-type="float">
            <text:p>6.0951211643</text:p>
          </table:table-cell>
          <table:table-cell table:formula="of:=[.B29]/[.A29]" office:value-type="float" office:value="-0.430555555555556" calcext:value-type="float">
            <text:p>-0.4305555556</text:p>
          </table:table-cell>
          <table:table-cell table:formula="of:=DEGREES(ATAN2([.B29];[.A29]))" office:value-type="float" office:value="113.294563253894" calcext:value-type="float">
            <text:p>113.2945632539</text:p>
          </table:table-cell>
          <table:table-cell table:formula="of:=DEGREES(ATAN([.E29]))" office:value-type="float" office:value="-23.2945632538944" calcext:value-type="float">
            <text:p>-23.2945632539</text:p>
          </table:table-cell>
          <table:table-cell table:formula="of:=MROUND(([.F29]+180);3)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-1.58" calcext:value-type="float">
            <text:p>-1.58</text:p>
          </table:table-cell>
          <table:table-cell table:formula="of:=SQRT(([.A30]*[.A30])+([.B30]*[.B30]))" office:value-type="float" office:value="3.71295030939009" calcext:value-type="float">
            <text:p>3.7129503094</text:p>
          </table:table-cell>
          <table:table-cell table:formula="of:=[.C30]*1.943844" office:value-type="float" office:value="7.21739618120608" calcext:value-type="float">
            <text:p>7.2173961812</text:p>
          </table:table-cell>
          <table:table-cell table:formula="of:=[.B30]/[.A30]" office:value-type="float" office:value="-0.470238095238095" calcext:value-type="float">
            <text:p>-0.4702380952</text:p>
          </table:table-cell>
          <table:table-cell table:formula="of:=DEGREES(ATAN2([.B30];[.A30]))" office:value-type="float" office:value="115.184697103634" calcext:value-type="float">
            <text:p>115.1846971036</text:p>
          </table:table-cell>
          <table:table-cell table:formula="of:=DEGREES(ATAN([.E30]))" office:value-type="float" office:value="-25.1846971036335" calcext:value-type="float">
            <text:p>-25.1846971036</text:p>
          </table:table-cell>
          <table:table-cell table:formula="of:=MROUND(([.F30]+180);3)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-2.02" calcext:value-type="float">
            <text:p>-2.02</text:p>
          </table:table-cell>
          <table:table-cell table:formula="of:=SQRT(([.A31]*[.A31])+([.B31]*[.B31]))" office:value-type="float" office:value="5.33704037833704" calcext:value-type="float">
            <text:p>5.3370403783</text:p>
          </table:table-cell>
          <table:table-cell table:formula="of:=[.C31]*1.943844" office:value-type="float" office:value="10.3743739171882" calcext:value-type="float">
            <text:p>10.3743739172</text:p>
          </table:table-cell>
          <table:table-cell table:formula="of:=[.B31]/[.A31]" office:value-type="float" office:value="-0.408906882591093" calcext:value-type="float">
            <text:p>-0.4089068826</text:p>
          </table:table-cell>
          <table:table-cell table:formula="of:=DEGREES(ATAN2([.B31];[.A31]))" office:value-type="float" office:value="112.23999074234" calcext:value-type="float">
            <text:p>112.2399907423</text:p>
          </table:table-cell>
          <table:table-cell table:formula="of:=DEGREES(ATAN([.E31]))" office:value-type="float" office:value="-22.2399907423395" calcext:value-type="float">
            <text:p>-22.2399907423</text:p>
          </table:table-cell>
          <table:table-cell table:formula="of:=MROUND(([.F31]+180);3)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-0.579998" calcext:value-type="float">
            <text:p>-0.579998</text:p>
          </table:table-cell>
          <table:table-cell office:value-type="float" office:value="-0.92" calcext:value-type="float">
            <text:p>-0.92</text:p>
          </table:table-cell>
          <table:table-cell table:formula="of:=SQRT(([.A32]*[.A32])+([.B32]*[.B32]))" office:value-type="float" office:value="1.08756502334527" calcext:value-type="float">
            <text:p>1.0875650233</text:p>
          </table:table-cell>
          <table:table-cell table:formula="of:=[.C32]*1.943844" office:value-type="float" office:value="2.11405674523957" calcext:value-type="float">
            <text:p>2.1140567452</text:p>
          </table:table-cell>
          <table:table-cell table:formula="of:=[.B32]/[.A32]" office:value-type="float" office:value="1.58621236624954" calcext:value-type="float">
            <text:p>1.5862123662</text:p>
          </table:table-cell>
          <table:table-cell table:formula="of:=DEGREES(ATAN2([.B32];[.A32]))" office:value-type="float" office:value="-147.771331696063" calcext:value-type="float">
            <text:p>-147.7713316961</text:p>
          </table:table-cell>
          <table:table-cell table:formula="of:=DEGREES(ATAN([.E32]))" office:value-type="float" office:value="57.7713316960628" calcext:value-type="float">
            <text:p>57.7713316961</text:p>
          </table:table-cell>
          <table:table-cell table:formula="of:=MROUND(([.F32]+180);3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0500024" calcext:value-type="float">
            <text:p>0.0500024</text:p>
          </table:table-cell>
          <table:table-cell office:value-type="float" office:value="-1.88" calcext:value-type="float">
            <text:p>-1.88</text:p>
          </table:table-cell>
          <table:table-cell table:formula="of:=SQRT(([.A33]*[.A33])+([.B33]*[.B33]))" office:value-type="float" office:value="1.88066483989194" calcext:value-type="float">
            <text:p>1.8806648399</text:p>
          </table:table-cell>
          <table:table-cell table:formula="of:=[.C33]*1.943844" office:value-type="float" office:value="3.6557190650349" calcext:value-type="float">
            <text:p>3.655719065</text:p>
          </table:table-cell>
          <table:table-cell table:formula="of:=[.B33]/[.A33]" office:value-type="float" office:value="-37.5981952866262" calcext:value-type="float">
            <text:p>-37.5981952866</text:p>
          </table:table-cell>
          <table:table-cell table:formula="of:=DEGREES(ATAN2([.B33];[.A33]))" office:value-type="float" office:value="178.476462116503" calcext:value-type="float">
            <text:p>178.4764621165</text:p>
          </table:table-cell>
          <table:table-cell table:formula="of:=DEGREES(ATAN([.E33]))" office:value-type="float" office:value="-88.4764621165027" calcext:value-type="float">
            <text:p>-88.4764621165</text:p>
          </table:table-cell>
          <table:table-cell table:formula="of:=MROUND(([.F33]+180);3)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-0.9" calcext:value-type="float">
            <text:p>-0.9</text:p>
          </table:table-cell>
          <table:table-cell table:formula="of:=SQRT(([.A34]*[.A34])+([.B34]*[.B34]))" office:value-type="float" office:value="1.45244621242922" calcext:value-type="float">
            <text:p>1.4524462124</text:p>
          </table:table-cell>
          <table:table-cell table:formula="of:=[.C34]*1.943844" office:value-type="float" office:value="2.82332885535327" calcext:value-type="float">
            <text:p>2.8233288554</text:p>
          </table:table-cell>
          <table:table-cell table:formula="of:=[.B34]/[.A34]" office:value-type="float" office:value="-0.789473684210526" calcext:value-type="float">
            <text:p>-0.7894736842</text:p>
          </table:table-cell>
          <table:table-cell table:formula="of:=DEGREES(ATAN2([.B34];[.A34]))" office:value-type="float" office:value="128.290163192243" calcext:value-type="float">
            <text:p>128.2901631922</text:p>
          </table:table-cell>
          <table:table-cell table:formula="of:=DEGREES(ATAN([.E34]))" office:value-type="float" office:value="-38.2901631922431" calcext:value-type="float">
            <text:p>-38.2901631922</text:p>
          </table:table-cell>
          <table:table-cell table:formula="of:=MROUND(([.F34]+180);3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formula="of:=SQRT(([.A35]*[.A35])+([.B35]*[.B35]))" office:value-type="float" office:value="1.8" calcext:value-type="float">
            <text:p>1.8</text:p>
          </table:table-cell>
          <table:table-cell table:formula="of:=[.C35]*1.943844" office:value-type="float" office:value="3.4989192" calcext:value-type="float">
            <text:p>3.4989192</text:p>
          </table:table-cell>
          <table:table-cell table:formula="of:=[.B35]/[.A35]" office:value-type="float" office:value="0" calcext:value-type="float">
            <text:p>0</text:p>
          </table:table-cell>
          <table:table-cell table:formula="of:=DEGREES(ATAN2([.B35];[.A35]))" office:value-type="float" office:value="90" calcext:value-type="float">
            <text:p>90</text:p>
          </table:table-cell>
          <table:table-cell table:formula="of:=DEGREES(ATAN([.E35]))" office:value-type="float" office:value="0" calcext:value-type="float">
            <text:p>0</text:p>
          </table:table-cell>
          <table:table-cell table:formula="of:=MROUND(([.F35]+180);3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2.12" calcext:value-type="float">
            <text:p>-2.12</text:p>
          </table:table-cell>
          <table:table-cell table:formula="of:=SQRT(([.A36]*[.A36])+([.B36]*[.B36]))" office:value-type="float" office:value="3.20224920954007" calcext:value-type="float">
            <text:p>3.2022492095</text:p>
          </table:table-cell>
          <table:table-cell table:formula="of:=[.C36]*1.943844" office:value-type="float" office:value="6.22467291246921" calcext:value-type="float">
            <text:p>6.2246729125</text:p>
          </table:table-cell>
          <table:table-cell table:formula="of:=[.B36]/[.A36]" office:value-type="float" office:value="-0.883333333333333" calcext:value-type="float">
            <text:p>-0.8833333333</text:p>
          </table:table-cell>
          <table:table-cell table:formula="of:=DEGREES(ATAN2([.B36];[.A36]))" office:value-type="float" office:value="131.455233544405" calcext:value-type="float">
            <text:p>131.4552335444</text:p>
          </table:table-cell>
          <table:table-cell table:formula="of:=DEGREES(ATAN([.E36]))" office:value-type="float" office:value="-41.4552335444051" calcext:value-type="float">
            <text:p>-41.4552335444</text:p>
          </table:table-cell>
          <table:table-cell table:formula="of:=MROUND(([.F36]+180);3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-0.24" calcext:value-type="float">
            <text:p>-0.24</text:p>
          </table:table-cell>
          <table:table-cell table:formula="of:=SQRT(([.A37]*[.A37])+([.B37]*[.B37]))" office:value-type="float" office:value="3.59801334072013" calcext:value-type="float">
            <text:p>3.5980133407</text:p>
          </table:table-cell>
          <table:table-cell table:formula="of:=[.C37]*1.943844" office:value-type="float" office:value="6.99397664427877" calcext:value-type="float">
            <text:p>6.9939766443</text:p>
          </table:table-cell>
          <table:table-cell table:formula="of:=[.B37]/[.A37]" office:value-type="float" office:value="-0.0668523676880223" calcext:value-type="float">
            <text:p>-0.0668523677</text:p>
          </table:table-cell>
          <table:table-cell table:formula="of:=DEGREES(ATAN2([.B37];[.A37]))" office:value-type="float" office:value="93.8246675092507" calcext:value-type="float">
            <text:p>93.8246675093</text:p>
          </table:table-cell>
          <table:table-cell table:formula="of:=DEGREES(ATAN([.E37]))" office:value-type="float" office:value="-3.82466750925066" calcext:value-type="float">
            <text:p>-3.8246675093</text:p>
          </table:table-cell>
          <table:table-cell table:formula="of:=MROUND(([.F37]+180);3)" office:value-type="float" office:value="273" calcext:value-type="float">
            <text:p>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1:12:04.988769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0:43:01.362246023</meta:creation-date>
    <dc:date>2016-01-21T22:35:07.554125415</dc:date>
    <meta:editing-duration>PT21M9S</meta:editing-duration>
    <meta:editing-cycles>3</meta:editing-cycles>
    <meta:generator>LibreOffice/4.2.8.2$Linux_X86_64 LibreOffice_project/420m0$Build-2</meta:generator>
    <meta:document-statistic meta:table-count="1" meta:cell-count="296" meta:object-count="0"/>
  </office:meta>
</office:document-meta>
</file>